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9f4f" officeooo:paragraph-rsid="001f9f4f" style:font-weight-asian="bold" style:font-weight-complex="bold"/>
    </style:style>
    <style:style style:name="P2" style:family="paragraph" style:parent-style-name="Standard">
      <style:text-properties fo:font-size="15pt" fo:font-weight="normal" officeooo:rsid="001f9f4f" officeooo:paragraph-rsid="001f9f4f" style:font-size-asian="13.1000003814697pt" style:font-weight-asian="normal" style:font-size-complex="15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3"/><text:span text:style-name="T2">Node example</text:span></text:p>
      <text:p text:style-name="P1"><text:span text:style-name="T2"/></text:p>
      <text:p text:style-name="P2">Welcome to Node.js v16.13.1.</text:p>
      <text:p text:style-name="P2">Type ".help" for more information.</text:p>
      <text:p text:style-name="P2">&gt; a =20</text:p>
      <text:p text:style-name="P2">20</text:p>
      <text:p text:style-name="P2">&gt; console.log(a)</text:p>
      <text:p text:style-name="P2">20</text:p>
      <text:p text:style-name="P2">undefined</text:p>
      <text:p text:style-name="P2">&gt; if(a&gt;20){</text:p>
      <text:p text:style-name="P2">... console.log("A is greater than 20")</text:p>
      <text:p text:style-name="P2">... }else{</text:p>
      <text:p text:style-name="P2">... console.log("A is less than 20")</text:p>
      <text:p text:style-name="P2">... }</text:p>
      <text:p text:style-name="P2">A is less than 20</text:p>
      <text:p text:style-name="P2">undefined</text:p>
      <text:p text:style-name="P2">&gt; if(a&gt;20)</text:p>
      <text:p text:style-name="P2">... {</text:p>
      <text:p text:style-name="P2">... console.log(a+"is greater than 20")</text:p>
      <text:p text:style-name="P2">... }else{</text:p>
      <text:p text:style-name="P2">... console.log(a+"is less than 20")</text:p>
      <text:p text:style-name="P2">... }</text:p>
      <text:p text:style-name="P2">20is less than 20</text:p>
      <text:p text:style-name="P2">undefined</text:p>
      <text:p text:style-name="P2">&gt; var x = 0</text:p>
      <text:p text:style-name="P2">undefined</text:p>
      <text:p text:style-name="P2">&gt; do{</text:p>
      <text:p text:style-name="P2">... x++;</text:p>
      <text:p text:style-name="P2">... console.log("x:"+ x);</text:p>
      <text:p text:style-name="P2">... }while(x&lt;10);</text:p>
      <text:p text:style-name="P2">x:1</text:p>
      <text:p text:style-name="P2">x:2</text:p>
      <text:p text:style-name="P2">x:3</text:p>
      <text:p text:style-name="P2">x:4</text:p>
      <text:p text:style-name="P2">x:5</text:p>
      <text:p text:style-name="P2">x:6</text:p>
      <text:p text:style-name="P2">x:7</text:p>
      <text:p text:style-name="P2">x:8</text:p>
      <text:p text:style-name="P2">x:9</text:p>
      <text:p text:style-name="P2">x:1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8:44:00.140588301</meta:creation-date>
    <dc:date>2021-12-13T18:45:55.455372562</dc:date>
    <meta:editing-duration>PT1M56S</meta:editing-duration>
    <meta:editing-cycles>1</meta:editing-cycles>
    <meta:document-statistic meta:table-count="0" meta:image-count="0" meta:object-count="0" meta:page-count="1" meta:paragraph-count="39" meta:word-count="91" meta:character-count="527" meta:non-whitespace-character-count="422"/>
    <meta:generator>LibreOffice/6.4.7.2$Linux_X86_64 LibreOffice_project/40$Build-2</meta:generator>
  </office:meta>
</office:document-meta>
</file>